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VERY is a multiple responsive homepage with countdown: your best solutions for any under construction or coming soon page, to announce when it will be online (for travel agency, model, space, pub, restaurant or works), or to advertise an event (for conference or football match) or launch a product (shoes or fitness).</text:p>
      <text:p text:style-name="Standard"/>
      <text:p text:style-name="Standard">Each html file contains the script for countdown (here for change the date 'var targetDate = new Date("2018/2/8 00:00:00");'), the title (in h1 tag), a paragraph text customizable (in the p tag), and social icons on footer (where you can insert a link, in # hastag text).</text:p>
      <text:p text:style-name="Standard"/>
      <text:p text:style-name="Standard">Key features:</text:p>
      <text:p text:style-name="Standard">- responsive for ipad (1024x768 or 768x1024);</text:p>
      <text:p text:style-name="Standard">- animate.css for title animations;</text:p>
      <text:p text:style-name="Standard">- jquery 1.11.4 version;</text:p>
      <text:p text:style-name="Standard">- pexels.com for images;</text:p>
      <text:p text:style-name="Standard">- google fonts for text;</text:p>
      <text:p text:style-name="Standard">- flaticon.com for social icons;</text:p>
      <text:p text:style-name="Standard">- lorem ipsum for text generator.</text:p>
      <text:p text:style-name="Standard"/>
      <text:p text:style-name="Standard">EVERY isn't a theme, or a plugin: it’s not necessary to install it from admin panel.</text:p>
      <text:p text:style-name="Standard">You only have to unzip the downloaded file, and upload index.html and the folder files to serv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20T12:56:34.46</meta:creation-date>
    <meta:print-date>2017-07-20T15:39:36.07</meta:print-date>
    <meta:document-statistic meta:table-count="0" meta:image-count="0" meta:object-count="0" meta:page-count="1" meta:paragraph-count="12" meta:word-count="170" meta:character-count="1001"/>
    <dc:date>2017-07-20T15:40:01.08</dc:date>
    <meta:editing-duration>PT42M55S</meta:editing-duration>
    <meta:editing-cycles>1</meta:editing-cycles>
    <meta:generator>OpenOffice/4.1.2$Win32 OpenOffice.org_project/412m3$Build-9782</meta:generator>
  </office:meta>
</office:document-meta>
</file>